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time[us]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avg speedup</text:p>
          </table:table-cell>
          <table:table-cell office:value-type="string" calcext:value-type="string">
            <text:p>avg naiv diff</text:p>
          </table:table-cell>
          <table:table-cell office:value-type="string" calcext:value-type="string">
            <text:p>avg naiv diff perc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21588691" calcext:value-type="float">
            <text:p>21588691</text:p>
          </table:table-cell>
          <table:table-cell/>
          <table:table-cell table:formula="of:=[.D2]/[.D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6542489" calcext:value-type="float">
            <text:p>6542489</text:p>
          </table:table-cell>
          <table:table-cell/>
          <table:table-cell table:formula="of:=[.D2]/[.D3]" office:value-type="float" office:value="3.29976725983032" calcext:value-type="float">
            <text:p>3,29976725983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7812630" calcext:value-type="float">
            <text:p>7812630</text:p>
          </table:table-cell>
          <table:table-cell/>
          <table:table-cell table:formula="of:=[.D2]/[.D4]" office:value-type="float" office:value="2.7633064665804" calcext:value-type="float">
            <text:p>2,7633064665804</text:p>
          </table:table-cell>
          <table:table-cell table:formula="of:=[.D4]-[.D3]" office:value-type="float" office:value="1270141" calcext:value-type="float">
            <text:p>1270141</text:p>
          </table:table-cell>
          <table:table-cell table:formula="of:=[.G4]/[.D4]" office:value-type="float" office:value="0.162575342746297" calcext:value-type="float">
            <text:p>0,162575342746297</text:p>
          </table:table-cell>
          <table:table-cell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7840804" calcext:value-type="float">
            <text:p>7840804</text:p>
          </table:table-cell>
          <table:table-cell/>
          <table:table-cell table:formula="of:=[.D2]/[.D5]" office:value-type="float" office:value="2.75337720468462" calcext:value-type="float">
            <text:p>2,75337720468462</text:p>
          </table:table-cell>
          <table:table-cell table:formula="of:=[.D5]-[.D3]" office:value-type="float" office:value="1298315" calcext:value-type="float">
            <text:p>1298315</text:p>
          </table:table-cell>
          <table:table-cell table:formula="of:=[.G5]/[.D5]" office:value-type="float" office:value="0.165584422209763" calcext:value-type="float">
            <text:p>0,165584422209763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37848273" calcext:value-type="float">
            <text:p>37848273</text:p>
          </table:table-cell>
          <table:table-cell/>
          <table:table-cell table:formula="of:=[.D6]/[.D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2314231" calcext:value-type="float">
            <text:p>12314231</text:p>
          </table:table-cell>
          <table:table-cell/>
          <table:table-cell table:formula="of:=[.D6]/[.D7]" office:value-type="float" office:value="3.0735393058649" calcext:value-type="float">
            <text:p>3,0735393058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1129908" calcext:value-type="float">
            <text:p>11129908</text:p>
          </table:table-cell>
          <table:table-cell/>
          <table:table-cell table:formula="of:=[.D6]/[.D8]" office:value-type="float" office:value="3.40059172097379" calcext:value-type="float">
            <text:p>3,40059172097379</text:p>
          </table:table-cell>
          <table:table-cell table:formula="of:=[.D8]-[.D7]" office:value-type="float" office:value="-1184323" calcext:value-type="float">
            <text:p>-1184323</text:p>
          </table:table-cell>
          <table:table-cell table:formula="of:=[.G8]/[.D8]" office:value-type="float" office:value="-0.106409055672338" calcext:value-type="float">
            <text:p>-0,106409055672338</text:p>
          </table:table-cell>
          <table:table-cell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1948989" calcext:value-type="float">
            <text:p>11948989</text:p>
          </table:table-cell>
          <table:table-cell/>
          <table:table-cell table:formula="of:=[.D6]/[.D9]" office:value-type="float" office:value="3.16748747530021" calcext:value-type="float">
            <text:p>3,16748747530021</text:p>
          </table:table-cell>
          <table:table-cell table:formula="of:=[.D9]-[.D7]" office:value-type="float" office:value="-365242" calcext:value-type="float">
            <text:p>-365242</text:p>
          </table:table-cell>
          <table:table-cell table:formula="of:=[.G9]/[.D9]" office:value-type="float" office:value="-0.0305667701259077" calcext:value-type="float">
            <text:p>-0,030566770125908</text:p>
          </table:table-cell>
          <table:table-cell office:value-type="string" calcext:value-type="string">
            <text:p>equal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24743594" calcext:value-type="float">
            <text:p>24743594</text:p>
          </table:table-cell>
          <table:table-cell/>
          <table:table-cell table:formula="of:=[.D10]/[.D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6160235" calcext:value-type="float">
            <text:p>6160235</text:p>
          </table:table-cell>
          <table:table-cell/>
          <table:table-cell table:formula="of:=[.D10]/[.D11]" office:value-type="float" office:value="4.0166639746698" calcext:value-type="float">
            <text:p>4,0166639746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6706574" calcext:value-type="float">
            <text:p>6706574</text:p>
          </table:table-cell>
          <table:table-cell/>
          <table:table-cell table:formula="of:=[.D10]/[.D12]" office:value-type="float" office:value="3.68945366143727" calcext:value-type="float">
            <text:p>3,68945366143727</text:p>
          </table:table-cell>
          <table:table-cell table:formula="of:=[.D12]-[.D11]" office:value-type="float" office:value="546339" calcext:value-type="float">
            <text:p>546339</text:p>
          </table:table-cell>
          <table:table-cell table:formula="of:=[.G12]/[.D12]" office:value-type="float" office:value="0.0814632031198045" calcext:value-type="float">
            <text:p>0,081463203119805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7120931" calcext:value-type="float">
            <text:p>7120931</text:p>
          </table:table-cell>
          <table:table-cell/>
          <table:table-cell table:formula="of:=[.D10]/[.D13]" office:value-type="float" office:value="3.47476952100786" calcext:value-type="float">
            <text:p>3,47476952100786</text:p>
          </table:table-cell>
          <table:table-cell table:formula="of:=[.D13]-[.D11]" office:value-type="float" office:value="960696" calcext:value-type="float">
            <text:p>960696</text:p>
          </table:table-cell>
          <table:table-cell table:formula="of:=[.G13]/[.D13]" office:value-type="float" office:value="0.134911572658126" calcext:value-type="float">
            <text:p>0,134911572658126</text:p>
          </table:table-cell>
          <table:table-cell office:value-type="string" calcext:value-type="string">
            <text:p>slower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464196" calcext:value-type="float">
            <text:p>464196</text:p>
          </table:table-cell>
          <table:table-cell/>
          <table:table-cell table:formula="of:=[.D14]/[.D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79129" calcext:value-type="float">
            <text:p>179129</text:p>
          </table:table-cell>
          <table:table-cell/>
          <table:table-cell table:formula="of:=[.D14]/[.D15]" office:value-type="float" office:value="2.59140619330203" calcext:value-type="float">
            <text:p>2,59140619330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67863" calcext:value-type="float">
            <text:p>167863</text:p>
          </table:table-cell>
          <table:table-cell/>
          <table:table-cell table:formula="of:=[.D14]/[.D16]" office:value-type="float" office:value="2.76532648648005" calcext:value-type="float">
            <text:p>2,76532648648005</text:p>
          </table:table-cell>
          <table:table-cell table:formula="of:=[.D16]-[.D15]" office:value-type="float" office:value="-11266" calcext:value-type="float">
            <text:p>-11266</text:p>
          </table:table-cell>
          <table:table-cell table:formula="of:=[.G16]/[.D16]" office:value-type="float" office:value="-0.0671142538856091" calcext:value-type="float">
            <text:p>-0,067114253885609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71610" calcext:value-type="float">
            <text:p>171610</text:p>
          </table:table-cell>
          <table:table-cell/>
          <table:table-cell table:formula="of:=[.D14]/[.D17]" office:value-type="float" office:value="2.70494726414545" calcext:value-type="float">
            <text:p>2,70494726414545</text:p>
          </table:table-cell>
          <table:table-cell table:formula="of:=[.D17]-[.D15]" office:value-type="float" office:value="-7519" calcext:value-type="float">
            <text:p>-7519</text:p>
          </table:table-cell>
          <table:table-cell table:formula="of:=[.G17]/[.D17]" office:value-type="float" office:value="-0.0438144630266302" calcext:value-type="float">
            <text:p>-0,04381446302663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31021" calcext:value-type="float">
            <text:p>31021</text:p>
          </table:table-cell>
          <table:table-cell/>
          <table:table-cell table:formula="of:=[.D18]/[.D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30891" calcext:value-type="float">
            <text:p>30891</text:p>
          </table:table-cell>
          <table:table-cell/>
          <table:table-cell table:formula="of:=[.D18]/[.D19]" office:value-type="float" office:value="1.00420834547279" calcext:value-type="float">
            <text:p>1,00420834547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2031" calcext:value-type="float">
            <text:p>12031</text:p>
          </table:table-cell>
          <table:table-cell/>
          <table:table-cell table:formula="of:=[.D18]/[.D20]" office:value-type="float" office:value="2.57842240877732" calcext:value-type="float">
            <text:p>2,57842240877732</text:p>
          </table:table-cell>
          <table:table-cell table:formula="of:=[.D20]-[.D19]" office:value-type="float" office:value="-18860" calcext:value-type="float">
            <text:p>-18860</text:p>
          </table:table-cell>
          <table:table-cell table:formula="of:=[.G20]/[.D20]" office:value-type="float" office:value="-1.56761698944394" calcext:value-type="float">
            <text:p>-1,56761698944394</text:p>
          </table:table-cell>
          <table:table-cell office:value-type="string" calcext:value-type="string">
            <text:p>faster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2973" calcext:value-type="float">
            <text:p>12973</text:p>
          </table:table-cell>
          <table:table-cell/>
          <table:table-cell table:formula="of:=[.D18]/[.D21]" office:value-type="float" office:value="2.3911971016727" calcext:value-type="float">
            <text:p>2,3911971016727</text:p>
          </table:table-cell>
          <table:table-cell table:formula="of:=[.D21]-[.D19]" office:value-type="float" office:value="-17918" calcext:value-type="float">
            <text:p>-17918</text:p>
          </table:table-cell>
          <table:table-cell table:formula="of:=[.G21]/[.D21]" office:value-type="float" office:value="-1.38117628921606" calcext:value-type="float">
            <text:p>-1,38117628921606</text:p>
          </table:table-cell>
          <table:table-cell office:value-type="string" calcext:value-type="string">
            <text:p>faster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286125" calcext:value-type="float">
            <text:p>1286125</text:p>
          </table:table-cell>
          <table:table-cell/>
          <table:table-cell table:formula="of:=[.D22]/[.D2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58311" calcext:value-type="float">
            <text:p>358311</text:p>
          </table:table-cell>
          <table:table-cell/>
          <table:table-cell table:formula="of:=[.D22]/[.D23]" office:value-type="float" office:value="3.5894097585617" calcext:value-type="float">
            <text:p>3,5894097585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409338" calcext:value-type="float">
            <text:p>409338</text:p>
          </table:table-cell>
          <table:table-cell/>
          <table:table-cell table:formula="of:=[.D22]/[.D24]" office:value-type="float" office:value="3.14196336523851" calcext:value-type="float">
            <text:p>3,14196336523851</text:p>
          </table:table-cell>
          <table:table-cell table:formula="of:=[.D24]-[.D23]" office:value-type="float" office:value="51027" calcext:value-type="float">
            <text:p>51027</text:p>
          </table:table-cell>
          <table:table-cell table:formula="of:=[.G24]/[.D24]" office:value-type="float" office:value="0.124657373613004" calcext:value-type="float">
            <text:p>0,124657373613004</text:p>
          </table:table-cell>
          <table:table-cell office:value-type="string" calcext:value-type="string">
            <text:p>slower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410155" calcext:value-type="float">
            <text:p>410155</text:p>
          </table:table-cell>
          <table:table-cell/>
          <table:table-cell table:formula="of:=[.D22]/[.D25]" office:value-type="float" office:value="3.1357047945289" calcext:value-type="float">
            <text:p>3,1357047945289</text:p>
          </table:table-cell>
          <table:table-cell table:formula="of:=[.D25]-[.D23]" office:value-type="float" office:value="51844" calcext:value-type="float">
            <text:p>51844</text:p>
          </table:table-cell>
          <table:table-cell table:formula="of:=[.G25]/[.D25]" office:value-type="float" office:value="0.126400994745889" calcext:value-type="float">
            <text:p>0,126400994745889</text:p>
          </table:table-cell>
          <table:table-cell office:value-type="string" calcext:value-type="string">
            <text:p>slower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7022882" calcext:value-type="float">
            <text:p>17022882</text:p>
          </table:table-cell>
          <table:table-cell/>
          <table:table-cell table:formula="of:=[.D26]/[.D2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6166242" calcext:value-type="float">
            <text:p>6166242</text:p>
          </table:table-cell>
          <table:table-cell/>
          <table:table-cell table:formula="of:=[.D26]/[.D27]" office:value-type="float" office:value="2.76065746365452" calcext:value-type="float">
            <text:p>2,76065746365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5731796" calcext:value-type="float">
            <text:p>5731796</text:p>
          </table:table-cell>
          <table:table-cell/>
          <table:table-cell table:formula="of:=[.D26]/[.D28]" office:value-type="float" office:value="2.96990367417124" calcext:value-type="float">
            <text:p>2,96990367417124</text:p>
          </table:table-cell>
          <table:table-cell table:formula="of:=[.D28]-[.D27]" office:value-type="float" office:value="-434446" calcext:value-type="float">
            <text:p>-434446</text:p>
          </table:table-cell>
          <table:table-cell table:formula="of:=[.G28]/[.D28]" office:value-type="float" office:value="-0.075795788963878" calcext:value-type="float">
            <text:p>-0,075795788963878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5962352" calcext:value-type="float">
            <text:p>5962352</text:p>
          </table:table-cell>
          <table:table-cell/>
          <table:table-cell table:formula="of:=[.D26]/[.D29]" office:value-type="float" office:value="2.8550615595993" calcext:value-type="float">
            <text:p>2,8550615595993</text:p>
          </table:table-cell>
          <table:table-cell table:formula="of:=[.D29]-[.D27]" office:value-type="float" office:value="-203890" calcext:value-type="float">
            <text:p>-203890</text:p>
          </table:table-cell>
          <table:table-cell table:formula="of:=[.G29]/[.D29]" office:value-type="float" office:value="-0.0341962366529182" calcext:value-type="float">
            <text:p>-0,034196236652918</text:p>
          </table:table-cell>
          <table:table-cell/>
        </table:table-row>
      </table:table>
      <table:table table:name="benchmark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3"/>
          <table:table-cell office:value-type="string" calcext:value-type="string">
            <text:p>time[us]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avg speedup</text:p>
          </table:table-cell>
          <table:table-cell office:value-type="string" calcext:value-type="string">
            <text:p>avg naiv diff</text:p>
          </table:table-cell>
          <table:table-cell office:value-type="string" calcext:value-type="string">
            <text:p>avg naiv diff perc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21302141" calcext:value-type="float">
            <text:p>21302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21600304" calcext:value-type="float">
            <text:p>21600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21649222" calcext:value-type="float">
            <text:p>21649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21636783" calcext:value-type="float">
            <text:p>21636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21640858" calcext:value-type="float">
            <text:p>21640858</text:p>
          </table:table-cell>
          <table:table-cell table:formula="of:=AVERAGE([.D2:.D6])" office:value-type="float" office:value="21565861.6" calcext:value-type="float">
            <text:p>21565861,6</text:p>
          </table:table-cell>
          <table:table-cell table:formula="of:=[.E6]/[.E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6866829" calcext:value-type="float">
            <text:p>68668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6553426" calcext:value-type="float">
            <text:p>6553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6353007" calcext:value-type="float">
            <text:p>6353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6336986" calcext:value-type="float">
            <text:p>6336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6686449" calcext:value-type="float">
            <text:p>6686449</text:p>
          </table:table-cell>
          <table:table-cell table:formula="of:=AVERAGE([.D7:.D11])" office:value-type="float" office:value="6559339.4" calcext:value-type="float">
            <text:p>6559339,4</text:p>
          </table:table-cell>
          <table:table-cell table:formula="of:=[.E6]/[.E11]" office:value-type="float" office:value="3.28780998891443" calcext:value-type="float">
            <text:p>3,28780998891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337326" calcext:value-type="float">
            <text:p>5337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461440" calcext:value-type="float">
            <text:p>54614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221936" calcext:value-type="float">
            <text:p>5221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179238" calcext:value-type="float">
            <text:p>5179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588874" calcext:value-type="float">
            <text:p>5588874</text:p>
          </table:table-cell>
          <table:table-cell table:formula="of:=AVERAGE([.D12:.D16])" office:value-type="float" office:value="5357762.8" calcext:value-type="float">
            <text:p>5357762,8</text:p>
          </table:table-cell>
          <table:table-cell table:formula="of:=[.E6]/[.E16]" office:value-type="float" office:value="4.02516169622142" calcext:value-type="float">
            <text:p>4,02516169622142</text:p>
          </table:table-cell>
          <table:table-cell table:formula="of:=[.E16]-[.E11]" office:value-type="float" office:value="-1201576.6" calcext:value-type="float">
            <text:p>-1201576,6</text:p>
          </table:table-cell>
          <table:table-cell table:formula="of:=[.G16]/[.E11]" office:value-type="float" office:value="-0.183185611648637" calcext:value-type="float">
            <text:p>-0,183185611648637</text:p>
          </table:table-cell>
          <table:table-cell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556958" calcext:value-type="float">
            <text:p>5556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839176" calcext:value-type="float">
            <text:p>5839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631531" calcext:value-type="float">
            <text:p>5631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391862" calcext:value-type="float">
            <text:p>5391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5781895" calcext:value-type="float">
            <text:p>5781895</text:p>
          </table:table-cell>
          <table:table-cell table:formula="of:=AVERAGE([.D17:.D21])" office:value-type="float" office:value="5640284.4" calcext:value-type="float">
            <text:p>5640284,4</text:p>
          </table:table-cell>
          <table:table-cell table:formula="of:=[.E6]/[.E21]" office:value-type="float" office:value="3.82354152212608" calcext:value-type="float">
            <text:p>3,82354152212608</text:p>
          </table:table-cell>
          <table:table-cell table:formula="of:=[.E21]-[.E11]" office:value-type="float" office:value="-919055" calcext:value-type="float">
            <text:p>-919055</text:p>
          </table:table-cell>
          <table:table-cell table:formula="of:=[.G21]/[.E11]" office:value-type="float" office:value="-0.140113957207337" calcext:value-type="float">
            <text:p>-0,140113957207337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38183601" calcext:value-type="float">
            <text:p>38183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38425359" calcext:value-type="float">
            <text:p>38425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38062527" calcext:value-type="float">
            <text:p>38062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38041217" calcext:value-type="float">
            <text:p>38041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38095090" calcext:value-type="float">
            <text:p>38095090</text:p>
          </table:table-cell>
          <table:table-cell table:formula="of:=AVERAGE([.D22:.D26])" office:value-type="float" office:value="38161558.8" calcext:value-type="float">
            <text:p>38161558,8</text:p>
          </table:table-cell>
          <table:table-cell table:formula="of:=[.E26]/[.E2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2024113" calcext:value-type="float">
            <text:p>12024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1443531" calcext:value-type="float">
            <text:p>11443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0691573" calcext:value-type="float">
            <text:p>10691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1444342" calcext:value-type="float">
            <text:p>11444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9586958" calcext:value-type="float">
            <text:p>9586958</text:p>
          </table:table-cell>
          <table:table-cell table:formula="of:=AVERAGE([.D27:.D31])" office:value-type="float" office:value="11038103.4" calcext:value-type="float">
            <text:p>11038103,4</text:p>
          </table:table-cell>
          <table:table-cell table:formula="of:=[.E26]/[.E31]" office:value-type="float" office:value="3.45725686896537" calcext:value-type="float">
            <text:p>3,45725686896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7671371" calcext:value-type="float">
            <text:p>47671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7653372" calcext:value-type="float">
            <text:p>47653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7548823" calcext:value-type="float">
            <text:p>47548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7454872" calcext:value-type="float">
            <text:p>47454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7491909" calcext:value-type="float">
            <text:p>47491909</text:p>
          </table:table-cell>
          <table:table-cell table:formula="of:=AVERAGE([.D32:.D36])" office:value-type="float" office:value="47564069.4" calcext:value-type="float">
            <text:p>47564069,4</text:p>
          </table:table-cell>
          <table:table-cell table:formula="of:=[.E26]/[.E36]" office:value-type="float" office:value="0.802319046317765" calcext:value-type="float">
            <text:p>0,802319046317765</text:p>
          </table:table-cell>
          <table:table-cell table:formula="of:=[.E36]-[.E31]" office:value-type="float" office:value="36525966" calcext:value-type="float">
            <text:p>36525966</text:p>
          </table:table-cell>
          <table:table-cell table:formula="of:=[.G36]/[.E31]" office:value-type="float" office:value="3.30907989138786" calcext:value-type="float">
            <text:p>3,30907989138786</text:p>
          </table:table-cell>
          <table:table-cell office:value-type="string" calcext:value-type="string">
            <text:p>shitty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730022" calcext:value-type="float">
            <text:p>8730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407108" calcext:value-type="float">
            <text:p>8407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664066" calcext:value-type="float">
            <text:p>86640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529503" calcext:value-type="float">
            <text:p>8529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655937" calcext:value-type="float">
            <text:p>8655937</text:p>
          </table:table-cell>
          <table:table-cell table:formula="of:=AVERAGE([.D37:.D41])" office:value-type="float" office:value="8597327.2" calcext:value-type="float">
            <text:p>8597327,2</text:p>
          </table:table-cell>
          <table:table-cell table:formula="of:=[.E26]/[.E41]" office:value-type="float" office:value="4.43877008659156" calcext:value-type="float">
            <text:p>4,43877008659156</text:p>
          </table:table-cell>
          <table:table-cell table:formula="of:=[.E41]-[.E31]" office:value-type="float" office:value="-2440776.2" calcext:value-type="float">
            <text:p>-2440776,2</text:p>
          </table:table-cell>
          <table:table-cell table:formula="of:=[.G41]/[.E31]" office:value-type="float" office:value="-0.221122788177541" calcext:value-type="float">
            <text:p>-0,221122788177541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24690798" calcext:value-type="float">
            <text:p>24690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24578451" calcext:value-type="float">
            <text:p>24578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24750216" calcext:value-type="float">
            <text:p>24750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24712859" calcext:value-type="float">
            <text:p>24712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24721071" calcext:value-type="float">
            <text:p>24721071</text:p>
          </table:table-cell>
          <table:table-cell table:formula="of:=AVERAGE([.D42:.D46])" office:value-type="float" office:value="24690679" calcext:value-type="float">
            <text:p>24690679</text:p>
          </table:table-cell>
          <table:table-cell table:formula="of:=[.E46]/[.E4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6725052" calcext:value-type="float">
            <text:p>6725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936906" calcext:value-type="float">
            <text:p>5936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6973318" calcext:value-type="float">
            <text:p>6973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6956982" calcext:value-type="float">
            <text:p>69569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6700967" calcext:value-type="float">
            <text:p>6700967</text:p>
          </table:table-cell>
          <table:table-cell table:formula="of:=AVERAGE([.D47:.D51])" office:value-type="float" office:value="6658645" calcext:value-type="float">
            <text:p>6658645</text:p>
          </table:table-cell>
          <table:table-cell table:formula="of:=[.E46]/[.E51]" office:value-type="float" office:value="3.70806357749963" calcext:value-type="float">
            <text:p>3,70806357749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580963" calcext:value-type="float">
            <text:p>55809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454962" calcext:value-type="float">
            <text:p>54549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550456" calcext:value-type="float">
            <text:p>5550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620571" calcext:value-type="float">
            <text:p>5620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625906" calcext:value-type="float">
            <text:p>5625906</text:p>
          </table:table-cell>
          <table:table-cell table:formula="of:=AVERAGE([.D52:.D56])" office:value-type="float" office:value="5566571.6" calcext:value-type="float">
            <text:p>5566571,6</text:p>
          </table:table-cell>
          <table:table-cell table:formula="of:=[.E46]/[.E56]" office:value-type="float" office:value="4.43552706660595" calcext:value-type="float">
            <text:p>4,43552706660595</text:p>
          </table:table-cell>
          <table:table-cell table:formula="of:=[.E56]-[.E51]" office:value-type="float" office:value="-1092073.4" calcext:value-type="float">
            <text:p>-1092073,4</text:p>
          </table:table-cell>
          <table:table-cell table:formula="of:=[.G56]/[.E51]" office:value-type="float" office:value="-0.164008353050808" calcext:value-type="float">
            <text:p>-0,164008353050808</text:p>
          </table:table-cell>
          <table:table-cell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287334" calcext:value-type="float">
            <text:p>52873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265705" calcext:value-type="float">
            <text:p>52657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410752" calcext:value-type="float">
            <text:p>5410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270393" calcext:value-type="float">
            <text:p>52703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5240648" calcext:value-type="float">
            <text:p>5240648</text:p>
          </table:table-cell>
          <table:table-cell table:formula="of:=AVERAGE([.D57:.D61])" office:value-type="float" office:value="5294966.4" calcext:value-type="float">
            <text:p>5294966,4</text:p>
          </table:table-cell>
          <table:table-cell table:formula="of:=[.E46]/[.E61]" office:value-type="float" office:value="4.66304734247228" calcext:value-type="float">
            <text:p>4,66304734247228</text:p>
          </table:table-cell>
          <table:table-cell table:formula="of:=[.E61]-[.E51]" office:value-type="float" office:value="-1363678.6" calcext:value-type="float">
            <text:p>-1363678,6</text:p>
          </table:table-cell>
          <table:table-cell table:formula="of:=[.G61]/[.E51]" office:value-type="float" office:value="-0.204798213450334" calcext:value-type="float">
            <text:p>-0,204798213450334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506946" calcext:value-type="float">
            <text:p>506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462455" calcext:value-type="float">
            <text:p>462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463742" calcext:value-type="float">
            <text:p>463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465464" calcext:value-type="float">
            <text:p>465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464921" calcext:value-type="float">
            <text:p>464921</text:p>
          </table:table-cell>
          <table:table-cell table:formula="of:=AVERAGE([.D62:.D66])" office:value-type="float" office:value="472705.6" calcext:value-type="float">
            <text:p>472705,6</text:p>
          </table:table-cell>
          <table:table-cell table:formula="of:=[.E66]/[.E6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74909" calcext:value-type="float">
            <text:p>174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69994" calcext:value-type="float">
            <text:p>169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57810" calcext:value-type="float">
            <text:p>1578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84210" calcext:value-type="float">
            <text:p>1842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50802" calcext:value-type="float">
            <text:p>150802</text:p>
          </table:table-cell>
          <table:table-cell table:formula="of:=AVERAGE([.D67:.D71])" office:value-type="float" office:value="167545" calcext:value-type="float">
            <text:p>167545</text:p>
          </table:table-cell>
          <table:table-cell table:formula="of:=[.E66]/[.E71]" office:value-type="float" office:value="2.82136500641619" calcext:value-type="float">
            <text:p>2,82136500641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23739" calcext:value-type="float">
            <text:p>1237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28801" calcext:value-type="float">
            <text:p>12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36628" calcext:value-type="float">
            <text:p>1366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37521" calcext:value-type="float">
            <text:p>1375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30694" calcext:value-type="float">
            <text:p>130694</text:p>
          </table:table-cell>
          <table:table-cell table:formula="of:=AVERAGE([.D72:.D76])" office:value-type="float" office:value="131476.6" calcext:value-type="float">
            <text:p>131476,6</text:p>
          </table:table-cell>
          <table:table-cell table:formula="of:=[.E66]/[.E76]" office:value-type="float" office:value="3.59535917418004" calcext:value-type="float">
            <text:p>3,59535917418004</text:p>
          </table:table-cell>
          <table:table-cell table:formula="of:=[.E76]-[.E71]" office:value-type="float" office:value="-36068.4" calcext:value-type="float">
            <text:p>-36068,4</text:p>
          </table:table-cell>
          <table:table-cell table:formula="of:=[.G76]/[.E71]" office:value-type="float" office:value="-0.215275896027933" calcext:value-type="float">
            <text:p>-0,215275896027933</text:p>
          </table:table-cell>
          <table:table-cell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18255" calcext:value-type="float">
            <text:p>118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26255" calcext:value-type="float">
            <text:p>12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11844" calcext:value-type="float">
            <text:p>111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23145" calcext:value-type="float">
            <text:p>123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22525" calcext:value-type="float">
            <text:p>122525</text:p>
          </table:table-cell>
          <table:table-cell table:formula="of:=AVERAGE([.D77:.D81])" office:value-type="float" office:value="120404.8" calcext:value-type="float">
            <text:p>120404,8</text:p>
          </table:table-cell>
          <table:table-cell table:formula="of:=[.E66]/[.E81]" office:value-type="float" office:value="3.92596972878158" calcext:value-type="float">
            <text:p>3,92596972878158</text:p>
          </table:table-cell>
          <table:table-cell table:formula="of:=[.E81]-[.E71]" office:value-type="float" office:value="-47140.2" calcext:value-type="float">
            <text:p>-47140,2</text:p>
          </table:table-cell>
          <table:table-cell table:formula="of:=[.G81]/[.E71]" office:value-type="float" office:value="-0.281358441015846" calcext:value-type="float">
            <text:p>-0,281358441015846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41430" calcext:value-type="float">
            <text:p>414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36236" calcext:value-type="float">
            <text:p>36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21449" calcext:value-type="float">
            <text:p>21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44818" calcext:value-type="float">
            <text:p>44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46055" calcext:value-type="float">
            <text:p>46055</text:p>
          </table:table-cell>
          <table:table-cell table:formula="of:=AVERAGE([.D82:.D86])" office:value-type="float" office:value="37997.6" calcext:value-type="float">
            <text:p>37997,6</text:p>
          </table:table-cell>
          <table:table-cell table:formula="of:=[.E86]/[.E8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5471" calcext:value-type="float">
            <text:p>154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1804" calcext:value-type="float">
            <text:p>11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0204" calcext:value-type="float">
            <text:p>10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6164" calcext:value-type="float">
            <text:p>16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2669" calcext:value-type="float">
            <text:p>12669</text:p>
          </table:table-cell>
          <table:table-cell table:formula="of:=AVERAGE([.D87:.D91])" office:value-type="float" office:value="13262.4" calcext:value-type="float">
            <text:p>13262,4</text:p>
          </table:table-cell>
          <table:table-cell table:formula="of:=[.E86]/[.E91]" office:value-type="float" office:value="2.86506213053444" calcext:value-type="float">
            <text:p>2,86506213053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41697" calcext:value-type="float">
            <text:p>41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29512" calcext:value-type="float">
            <text:p>29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20301" calcext:value-type="float">
            <text:p>20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9428" calcext:value-type="float">
            <text:p>19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41465" calcext:value-type="float">
            <text:p>41465</text:p>
          </table:table-cell>
          <table:table-cell table:formula="of:=AVERAGE([.D92:.D96])" office:value-type="float" office:value="30480.6" calcext:value-type="float">
            <text:p>30480,6</text:p>
          </table:table-cell>
          <table:table-cell table:formula="of:=[.E86]/[.E96]" office:value-type="float" office:value="1.24661588026482" calcext:value-type="float">
            <text:p>1,24661588026482</text:p>
          </table:table-cell>
          <table:table-cell table:formula="of:=[.E96]-[.E91]" office:value-type="float" office:value="17218.2" calcext:value-type="float">
            <text:p>17218,2</text:p>
          </table:table-cell>
          <table:table-cell table:formula="of:=[.G96]/[.E91]" office:value-type="float" office:value="1.29827180600796" calcext:value-type="float">
            <text:p>1,29827180600796</text:p>
          </table:table-cell>
          <table:table-cell office:value-type="string" calcext:value-type="string">
            <text:p>shitty</text:p>
          </table:table-cell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771" calcext:value-type="float">
            <text:p>8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4149" calcext:value-type="float">
            <text:p>14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7570" calcext:value-type="float">
            <text:p>75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654" calcext:value-type="float">
            <text:p>8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9838" calcext:value-type="float">
            <text:p>9838</text:p>
          </table:table-cell>
          <table:table-cell table:formula="of:=AVERAGE([.D97:.D101])" office:value-type="float" office:value="9796.4" calcext:value-type="float">
            <text:p>9796,4</text:p>
          </table:table-cell>
          <table:table-cell table:formula="of:=[.E86]/[.E101]" office:value-type="float" office:value="3.87873096239435" calcext:value-type="float">
            <text:p>3,87873096239435</text:p>
          </table:table-cell>
          <table:table-cell table:formula="of:=[.E101]-[.E91]" office:value-type="float" office:value="-3466" calcext:value-type="float">
            <text:p>-3466</text:p>
          </table:table-cell>
          <table:table-cell table:formula="of:=[.G101]/[.E91]" office:value-type="float" office:value="-0.261340330558572" calcext:value-type="float">
            <text:p>-0,261340330558572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329503" calcext:value-type="float">
            <text:p>1329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281740" calcext:value-type="float">
            <text:p>12817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279069" calcext:value-type="float">
            <text:p>1279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293971" calcext:value-type="float">
            <text:p>1293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298242" calcext:value-type="float">
            <text:p>1298242</text:p>
          </table:table-cell>
          <table:table-cell table:formula="of:=AVERAGE([.D102:.D106])" office:value-type="float" office:value="1296505" calcext:value-type="float">
            <text:p>1296505</text:p>
          </table:table-cell>
          <table:table-cell table:formula="of:=[.E106]/[.E10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436849" calcext:value-type="float">
            <text:p>436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64641" calcext:value-type="float">
            <text:p>3646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425932" calcext:value-type="float">
            <text:p>425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66958" calcext:value-type="float">
            <text:p>366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432554" calcext:value-type="float">
            <text:p>432554</text:p>
          </table:table-cell>
          <table:table-cell table:formula="of:=AVERAGE([.D107:.D111])" office:value-type="float" office:value="405386.8" calcext:value-type="float">
            <text:p>405386,8</text:p>
          </table:table-cell>
          <table:table-cell table:formula="of:=[.E106]/[.E111]" office:value-type="float" office:value="3.19819244237849" calcext:value-type="float">
            <text:p>3,19819244237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30680" calcext:value-type="float">
            <text:p>3306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31780" calcext:value-type="float">
            <text:p>3317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27605" calcext:value-type="float">
            <text:p>327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289512" calcext:value-type="float">
            <text:p>289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27975" calcext:value-type="float">
            <text:p>327975</text:p>
          </table:table-cell>
          <table:table-cell table:formula="of:=AVERAGE([.D112:.D116])" office:value-type="float" office:value="321510.4" calcext:value-type="float">
            <text:p>321510,4</text:p>
          </table:table-cell>
          <table:table-cell table:formula="of:=[.E106]/[.E116]" office:value-type="float" office:value="4.03254451488972" calcext:value-type="float">
            <text:p>4,03254451488972</text:p>
          </table:table-cell>
          <table:table-cell table:formula="of:=[.E116]-[.E111]" office:value-type="float" office:value="-83876.4" calcext:value-type="float">
            <text:p>-83876,4</text:p>
          </table:table-cell>
          <table:table-cell table:formula="of:=[.G116]/[.E111]" office:value-type="float" office:value="-0.206904615542489" calcext:value-type="float">
            <text:p>-0,206904615542489</text:p>
          </table:table-cell>
          <table:table-cell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24933" calcext:value-type="float">
            <text:p>324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29634" calcext:value-type="float">
            <text:p>329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13279" calcext:value-type="float">
            <text:p>3132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26655" calcext:value-type="float">
            <text:p>326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09496" calcext:value-type="float">
            <text:p>309496</text:p>
          </table:table-cell>
          <table:table-cell table:formula="of:=AVERAGE([.D117:.D121])" office:value-type="float" office:value="320799.4" calcext:value-type="float">
            <text:p>320799,4</text:p>
          </table:table-cell>
          <table:table-cell table:formula="of:=[.E106]/[.E121]" office:value-type="float" office:value="4.04148199778428" calcext:value-type="float">
            <text:p>4,04148199778428</text:p>
          </table:table-cell>
          <table:table-cell table:formula="of:=[.E121]-[.E111]" office:value-type="float" office:value="-84587.4" calcext:value-type="float">
            <text:p>-84587,4</text:p>
          </table:table-cell>
          <table:table-cell table:formula="of:=[.G121]/[.E111]" office:value-type="float" office:value="-0.208658496033911" calcext:value-type="float">
            <text:p>-0,208658496033911</text:p>
          </table:table-cell>
          <table:table-cell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7184103" calcext:value-type="float">
            <text:p>17184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7144390" calcext:value-type="float">
            <text:p>171443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6887938" calcext:value-type="float">
            <text:p>16887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6883297" calcext:value-type="float">
            <text:p>168832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6923426" calcext:value-type="float">
            <text:p>16923426</text:p>
          </table:table-cell>
          <table:table-cell table:formula="of:=AVERAGE([.D122:.D126])" office:value-type="float" office:value="17004630.8" calcext:value-type="float">
            <text:p>17004630,8</text:p>
          </table:table-cell>
          <table:table-cell table:formula="of:=[.E126]/[.E12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5517629" calcext:value-type="float">
            <text:p>55176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5234907" calcext:value-type="float">
            <text:p>5234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5999399" calcext:value-type="float">
            <text:p>5999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5938889" calcext:value-type="float">
            <text:p>59388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5867357" calcext:value-type="float">
            <text:p>5867357</text:p>
          </table:table-cell>
          <table:table-cell table:formula="of:=AVERAGE([.D127:.D131])" office:value-type="float" office:value="5711636.2" calcext:value-type="float">
            <text:p>5711636,2</text:p>
          </table:table-cell>
          <table:table-cell table:formula="of:=[.E126]/[.E131]" office:value-type="float" office:value="2.97719080917654" calcext:value-type="float">
            <text:p>2,977190809176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507135" calcext:value-type="float">
            <text:p>4507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277879" calcext:value-type="float">
            <text:p>42778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151216" calcext:value-type="float">
            <text:p>4151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056327" calcext:value-type="float">
            <text:p>40563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100046" calcext:value-type="float">
            <text:p>4100046</text:p>
          </table:table-cell>
          <table:table-cell table:formula="of:=AVERAGE([.D132:.D136])" office:value-type="float" office:value="4218520.6" calcext:value-type="float">
            <text:p>4218520,6</text:p>
          </table:table-cell>
          <table:table-cell table:formula="of:=[.E126]/[.E136]" office:value-type="float" office:value="4.03094648868136" calcext:value-type="float">
            <text:p>4,03094648868136</text:p>
          </table:table-cell>
          <table:table-cell table:formula="of:=[.E136]-[.E131]" office:value-type="float" office:value="-1493115.6" calcext:value-type="float">
            <text:p>-1493115,6</text:p>
          </table:table-cell>
          <table:table-cell table:formula="of:=[.G136]/[.E131]" office:value-type="float" office:value="-0.261416439653492" calcext:value-type="float">
            <text:p>-0,261416439653492</text:p>
          </table:table-cell>
          <table:table-cell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471506" calcext:value-type="float">
            <text:p>447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486406" calcext:value-type="float">
            <text:p>44864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541323" calcext:value-type="float">
            <text:p>45413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466405" calcext:value-type="float">
            <text:p>4466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115014" calcext:value-type="float">
            <text:p>4115014</text:p>
          </table:table-cell>
          <table:table-cell table:formula="of:=AVERAGE([.D137:.D141])" office:value-type="float" office:value="4416130.8" calcext:value-type="float">
            <text:p>4416130,8</text:p>
          </table:table-cell>
          <table:table-cell table:formula="of:=[.E126]/[.E141]" office:value-type="float" office:value="3.85057227018729" calcext:value-type="float">
            <text:p>3,85057227018729</text:p>
          </table:table-cell>
          <table:table-cell table:formula="of:=[.E141]-[.E131]" office:value-type="float" office:value="-1295505.4" calcext:value-type="float">
            <text:p>-1295505,4</text:p>
          </table:table-cell>
          <table:table-cell table:formula="of:=[.G141]/[.E131]" office:value-type="float" office:value="-0.226818612852128" calcext:value-type="float">
            <text:p>-0,226818612852128</text:p>
          </table:table-cell>
          <table:table-cell/>
        </table:table-row>
      </table:table>
      <table:table table:name="benchmark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.00.0000</text:date>, <text:time style:data-style-name="N2" text:time-value="02:24:07.283859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8T02:43:37.491854147</dc:date>
    <meta:editing-duration>PT22M49S</meta:editing-duration>
    <meta:editing-cycles>2</meta:editing-cycles>
    <meta:generator>LibreOffice/6.3.5.2$Linux_X86_64 LibreOffice_project/30$Build-2</meta:generator>
    <meta:document-statistic meta:table-count="3" meta:cell-count="834" meta:object-count="0"/>
  </office:meta>
</office:document-meta>
</file>